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5in"/>
    </style:style>
    <style:style style:name="co2" style:family="table-column">
      <style:table-column-properties fo:break-before="auto" style:column-width="3.0681in"/>
    </style:style>
    <style:style style:name="co3" style:family="table-column">
      <style:table-column-properties fo:break-before="auto" style:column-width="0.5264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4.362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3402in"/>
    </style:style>
    <style:style style:name="co8" style:family="table-column">
      <style:table-column-properties fo:break-before="auto" style:column-width="4.4634in"/>
    </style:style>
    <style:style style:name="ro1" style:family="table-row">
      <style:table-row-properties style:row-height="0.1634in" fo:break-before="auto" style:use-optimal-row-height="false"/>
    </style:style>
    <style:style style:name="ro2" style:family="table-row">
      <style:table-row-properties style:row-height="0.1181in" fo:break-before="auto" style:use-optimal-row-height="true"/>
    </style:style>
    <style:style style:name="ro3" style:family="table-row">
      <style:table-row-properties style:row-height="0.1402in" fo:break-before="auto" style:use-optimal-row-height="false"/>
    </style:style>
    <style:style style:name="ro4" style:family="table-row">
      <style:table-row-properties style:row-height="0.1327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327in" fo:break-before="auto" style:use-optimal-row-height="true"/>
    </style:style>
    <style:style style:name="ro7" style:family="table-row">
      <style:table-row-properties style:row-height="0.1244in" fo:break-before="auto" style:use-optimal-row-height="false"/>
    </style:style>
    <style:style style:name="ro8" style:family="table-row">
      <style:table-row-properties style:row-height="0.3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pple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ppleGothic"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ppleGothic" fo:font-size="7pt" style:font-size-asian="7pt" style:font-size-complex="7pt"/>
    </style:style>
    <style:style style:name="ce4" style:family="table-cell" style:parent-style-name="Default">
      <style:table-cell-properties fo:wrap-option="wrap"/>
      <style:text-properties style:font-name="AppleGothic" fo:font-size="7pt" style:font-size-asian="7pt" style:font-size-complex="7pt"/>
    </style:style>
  </office:automatic-styles>
  <office:body>
    <office:spreadsheet>
      <table:table table:name="Health Query (non-indexed)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Query Endpoint</text:p>
          </table:table-cell>
          <table:table-cell table:style-name="ce1" office:value-type="string">
            <text:p>https://localhost:4443/api/v1/bills?q=health</text:p>
          </table:table-cell>
          <table:table-cell table:number-columns-repeated="1022"/>
        </table:table-row>
        <table:table-row table:style-name="ro2">
          <table:table-cell office:value-type="string">
            <text:p>Number Results</text:p>
          </table:table-cell>
          <table:table-cell table:style-name="ce3" office:value-type="float" office:value="296">
            <text:p>296</text:p>
          </table:table-cell>
          <table:table-cell table:number-columns-repeated="1022"/>
        </table:table-row>
        <table:table-row table:style-name="ro2">
          <table:table-cell office:value-type="string">
            <text:p>Latency, 10 runs, ms</text:p>
          </table:table-cell>
          <table:table-cell office:value-type="float" office:value="1711">
            <text:p>1711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float" office:value="5231">
            <text:p>5231</text:p>
          </table:table-cell>
          <table:table-cell table:number-columns-repeated="1022"/>
        </table:table-row>
        <table:table-row table:style-name="ro4">
          <table:table-cell table:style-name="Default"/>
          <table:table-cell office:value-type="float" office:value="4454">
            <text:p>445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825">
            <text:p>182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4126">
            <text:p>412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3137">
            <text:p>313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23">
            <text:p>122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10">
            <text:p>121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59">
            <text:p>105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869">
            <text:p>2869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Average Latency, ms</text:p>
          </table:table-cell>
          <table:table-cell table:formula="of:=SUM([.B3:.B12])/10" office:value-type="float" office:value="2684.5">
            <text:p>2684.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otes:</text:p>
          </table:table-cell>
          <table:table-cell office:value-type="string">
            <text:p>Several of these matches don't necessarily match only 'health.'</text:p>
          </table:table-cell>
          <table:table-cell table:number-columns-repeated="1022"/>
        </table:table-row>
        <table:table-row table:style-name="ro5" table:number-rows-repeated="2">
          <table:table-cell table:style-name="Default" table:number-columns-repeated="2"/>
          <table:table-cell table:number-columns-repeated="1022"/>
        </table:table-row>
        <table:table-row table:style-name="ro6">
          <table:table-cell table:style-name="ce1" office:value-type="string">
            <text:p>Query Endpoint</text:p>
          </table:table-cell>
          <table:table-cell table:style-name="ce1" office:value-type="string">
            <text:p>https://localhost:4443/api/v1/bills?primary_subject=health</text:p>
          </table:table-cell>
          <table:table-cell/>
          <table:table-cell office:value-type="string">
            <text:p>Robomongo Explain</text:p>
          </table:table-cell>
          <table:table-cell office:value-type="string">
            <text:p>db.currentbills.find({primary_subject: {$regex: "health$", $options: "i"}}).explain("executionStats")</text:p>
          </table:table-cell>
          <table:table-cell table:number-columns-repeated="1019"/>
        </table:table-row>
        <table:table-row table:style-name="ro2">
          <table:table-cell office:value-type="string">
            <text:p>Number Results</text:p>
          </table:table-cell>
          <table:table-cell table:style-name="ce3" office:value-type="float" office:value="200">
            <text:p>200</text:p>
          </table:table-cell>
          <table:table-cell/>
          <table:table-cell office:value-type="string">
            <text:p>Explain Doc</text:p>
          </table:table-cell>
          <table:table-cell office:value-type="string">
            <text:p>{</text:p>
          </table:table-cell>
          <table:table-cell table:number-columns-repeated="1019"/>
        </table:table-row>
        <table:table-row table:style-name="ro2">
          <table:table-cell office:value-type="string">
            <text:p>Latency, 10 runs, ms</text:p>
          </table:table-cell>
          <table:table-cell office:value-type="float" office:value="2402">
            <text:p>2402</text:p>
          </table:table-cell>
          <table:table-cell table:number-columns-repeated="2"/>
          <table:table-cell office:value-type="string">
            <text:p><text:s text:c="4"/>"executionSuccess" : true,</text:p>
          </table:table-cell>
          <table:table-cell table:number-columns-repeated="1019"/>
        </table:table-row>
        <table:table-row table:style-name="ro4">
          <table:table-cell table:style-name="Default"/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<text:s text:c="4"/>"nReturned" : 200,</text:p>
          </table:table-cell>
          <table:table-cell table:number-columns-repeated="1019"/>
        </table:table-row>
        <table:table-row table:style-name="ro7">
          <table:table-cell table:style-name="Default"/>
          <table:table-cell office:value-type="float" office:value="4093">
            <text:p>4093</text:p>
          </table:table-cell>
          <table:table-cell table:number-columns-repeated="2"/>
          <table:table-cell office:value-type="string">
            <text:p><text:s text:c="4"/>"executionTimeMillis" : 4,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74">
            <text:p>1674</text:p>
          </table:table-cell>
          <table:table-cell table:number-columns-repeated="2"/>
          <table:table-cell office:value-type="string">
            <text:p><text:s text:c="4"/>"totalKeysExamined" : 0,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392">
            <text:p>2392</text:p>
          </table:table-cell>
          <table:table-cell table:number-columns-repeated="2"/>
          <table:table-cell office:value-type="string">
            <text:p><text:s text:c="4"/>"totalDocsExamined" : 2014,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28">
            <text:p>1828</text:p>
          </table:table-cell>
          <table:table-cell table:number-columns-repeated="2"/>
          <table:table-cell office:value-type="string">
            <text:p><text:s text:c="4"/>"executionStages" : {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706">
            <text:p>2706</text:p>
          </table:table-cell>
          <table:table-cell table:number-columns-repeated="2"/>
          <table:table-cell office:value-type="string">
            <text:p><text:s text:c="8"/>"stage" : "COLLSCAN",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<text:s text:c="8"/>"filter" : {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39">
            <text:p>1839</text:p>
          </table:table-cell>
          <table:table-cell table:number-columns-repeated="2"/>
          <table:table-cell office:value-type="string">
            <text:p><text:s text:c="12"/>"primary_subject" : /health$/i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264">
            <text:p>2264</text:p>
          </table:table-cell>
          <table:table-cell table:number-columns-repeated="2"/>
          <table:table-cell office:value-type="string">
            <text:p><text:s text:c="8"/>},</text:p>
          </table:table-cell>
          <table:table-cell table:number-columns-repeated="1019"/>
        </table:table-row>
        <table:table-row table:style-name="ro4">
          <table:table-cell table:style-name="Default" table:number-columns-repeated="2"/>
          <table:table-cell table:number-columns-repeated="2"/>
          <table:table-cell office:value-type="string">
            <text:p><text:s text:c="8"/>"nReturned" : 200,</text:p>
          </table:table-cell>
          <table:table-cell table:number-columns-repeated="1019"/>
        </table:table-row>
        <table:table-row table:style-name="ro6">
          <table:table-cell office:value-type="string">
            <text:p>Average Latency, ms</text:p>
          </table:table-cell>
          <table:table-cell table:formula="of:=SUM([.B21:.B30])/10" office:value-type="float" office:value="2169.4">
            <text:p>2169.4</text:p>
          </table:table-cell>
          <table:table-cell table:number-columns-repeated="2"/>
          <table:table-cell office:value-type="string">
            <text:p><text:s text:c="8"/>"executionTimeMillisEstimate" : 0,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<text:s text:c="8"/>"works" : 2016,</text:p>
          </table:table-cell>
          <table:table-cell table:number-columns-repeated="1019"/>
        </table:table-row>
        <table:table-row table:style-name="ro8">
          <table:table-cell office:value-type="string">
            <text:p>Notes:</text:p>
          </table:table-cell>
          <table:table-cell table:style-name="ce4" office:value-type="string">
            <text:p>We can be sure that the primary subject of these bills is health. This is why there are fewer matches than the general query: they are more precise matches.</text:p>
          </table:table-cell>
          <table:table-cell table:number-columns-repeated="2"/>
          <table:table-cell office:value-type="string">
            <text:p><text:s text:c="8"/>"advanced" : 200,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<text:s text:c="8"/>"needTime" : 1815,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<text:s text:c="8"/>"needYield" : 0,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<text:s text:c="8"/>"saveState" : 15,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<text:s text:c="8"/>"restoreState" : 15,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<text:s text:c="8"/>"isEOF" : 1,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<text:s text:c="8"/>"invalidates" : 0,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<text:s text:c="8"/>"direction" : "forward",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<text:s text:c="8"/>"docsExamined" : 2014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<text:s text:c="4"/>}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}</text:p>
          </table:table-cell>
          <table:table-cell table:number-columns-repeated="1019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alth Query (indexed on primary_subjects)" table:style-name="ta1" table:print="false">
        <table:table-column table:style-name="co7" table:default-cell-style-name="ce2"/>
        <table:table-column table:style-name="co8" table:default-cell-style-name="ce2"/>
        <table:table-column table:style-name="co6" table:number-columns-repeated="1022" table:default-cell-style-name="ce2"/>
        <table:table-row table:style-name="ro6">
          <table:table-cell office:value-type="string">
            <text:p>Robomongo Explain</text:p>
          </table:table-cell>
          <table:table-cell office:value-type="string">
            <text:p>db.currentbills.find({primary_subject: {$regex: "health$", $options: "i"}}).explain("executionStats")</text:p>
          </table:table-cell>
          <table:table-cell table:number-columns-repeated="1022"/>
        </table:table-row>
        <table:table-row table:style-name="ro2">
          <table:table-cell office:value-type="string">
            <text:p>Explain Doc</text:p>
          </table:table-cell>
          <table:table-cell office:value-type="string">
            <text:p>{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4"/>"executionSuccess" : true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4"/>"nReturned" : 200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4"/>"executionTimeMillis" : 1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4"/>"totalKeysExamined" : 200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4"/>"totalDocsExamined" : 200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4"/>"executionStages" : {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8"/>"stage" : "FETCH"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8"/>"nReturned" : 200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8"/>"executionTimeMillisEstimate" : 10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8"/>"works" : 201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8"/>"advanced" : 200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8"/>"needTime" : 0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8"/>"needYield" : 0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8"/>"saveState" : 1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8"/>"restoreState" : 1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8"/>"isEOF" : 1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8"/>"invalidates" : 0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8"/>"docsExamined" : 200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8"/>"alreadyHasObj" : 0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8"/>"inputStage" : {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2"/>"stage" : "IXSCAN"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2"/>"nReturned" : 200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2"/>"executionTimeMillisEstimate" : 0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2"/>"works" : 201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2"/>"advanced" : 200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2"/>"needTime" : 0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2"/>"needYield" : 0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2"/>"saveState" : 1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2"/>"restoreState" : 1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2"/>"isEOF" : 1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2"/>"invalidates" : 0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2"/>"keyPattern" : {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6"/>"primary_subjects" : 1.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2"/>}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2"/>"indexName" : "primary_subjects_1"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2"/>"isMultiKey" : true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2"/>"isUnique" : false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2"/>"isSparse" : true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2"/>"isPartial" : false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2"/>"indexVersion" : 1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2"/>"direction" : "forward"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2"/>"indexBounds" : {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6"/>"primary_subjects" : [ 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20"/>"[\"Health\", \"Health\"]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6"/>]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2"/>}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2"/>"keysExamined" : 200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2"/>"dupsTested" : 200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2"/>"dupsDropped" : 0,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12"/>"seenInvalidated" : 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8"/>}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4"/>}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}</text:p>
          </table:table-cell>
          <table:table-cell table:number-columns-repeated="1022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7/10/2017</text:date>, <text:time>23:0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ben Hansen-Rojas</meta:initial-creator>
    <meta:creation-date>2017-07-10T22:00:10</meta:creation-date>
    <dc:date>2017-07-10T23:04:49</dc:date>
    <dc:creator>Ruben Hansen-Rojas</dc:creator>
    <meta:editing-duration>PT32M21S</meta:editing-duration>
    <meta:editing-cycles>11</meta:editing-cycles>
    <meta:generator>OpenOffice/4.1.3$Unix OpenOffice.org_project/413m1$Build-9783</meta:generator>
    <meta:document-statistic meta:table-count="3" meta:cell-count="123" meta:object-count="0"/>
    <meta:user-defined meta:name=""/>
  </office:meta>
</office:document-meta>
</file>